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left"/>
    </style:style>
    <style:style style:name="Tableau1.A" style:family="table-column">
      <style:table-column-properties style:column-width="17.59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text-align="start" style:justify-single-word="false"/>
      <style:text-properties officeooo:paragraph-rsid="00012f19"/>
    </style:style>
    <style:style style:name="P2" style:family="paragraph" style:parent-style-name="Standard">
      <style:paragraph-properties fo:text-align="center" style:justify-single-word="false"/>
      <style:text-properties officeooo:paragraph-rsid="00012f19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paragraph-rsid="00012f19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012f19" officeooo:paragraph-rsid="00012f19"/>
    </style:style>
    <style:style style:name="P5" style:family="paragraph" style:parent-style-name="Table_20_Contents">
      <style:paragraph-properties fo:margin-top="0cm" fo:margin-bottom="0.499cm" loext:contextual-spacing="false"/>
    </style:style>
    <style:style style:name="P6" style:family="paragraph" style:parent-style-name="Table_20_Contents">
      <style:paragraph-properties fo:margin-top="0cm" fo:margin-bottom="0.499cm" loext:contextual-spacing="false"/>
      <style:text-properties fo:language="fr" fo:country="FR"/>
    </style:style>
    <style:style style:name="P7" style:family="paragraph" style:parent-style-name="Table_20_Contents">
      <style:paragraph-properties fo:margin-top="0cm" fo:margin-bottom="0.499cm" loext:contextual-spacing="false" fo:text-align="center" style:justify-single-word="false"/>
      <style:text-properties fo:language="fr" fo:country="FR" officeooo:paragraph-rsid="000ce6a7"/>
    </style:style>
    <style:style style:name="P8" style:family="paragraph" style:parent-style-name="Table_20_Contents">
      <style:paragraph-properties fo:margin-top="0cm" fo:margin-bottom="0.499cm" loext:contextual-spacing="false"/>
      <style:text-properties officeooo:paragraph-rsid="000b41bc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12f19"/>
    </style:style>
    <style:style style:name="T3" style:family="text">
      <style:text-properties fo:language="fr" fo:country="FR" officeooo:rsid="00027c2d"/>
    </style:style>
    <style:style style:name="T4" style:family="text">
      <style:text-properties fo:language="fr" fo:country="FR" officeooo:rsid="00036a0c"/>
    </style:style>
    <style:style style:name="T5" style:family="text">
      <style:text-properties fo:language="fr" fo:country="FR" officeooo:rsid="0003e638"/>
    </style:style>
    <style:style style:name="T6" style:family="text">
      <style:text-properties fo:language="fr" fo:country="FR" officeooo:rsid="00043d7e"/>
    </style:style>
    <style:style style:name="T7" style:family="text">
      <style:text-properties fo:language="fr" fo:country="FR" officeooo:rsid="00072269"/>
    </style:style>
    <style:style style:name="T8" style:family="text">
      <style:text-properties fo:language="fr" fo:country="FR" officeooo:rsid="0009358d"/>
    </style:style>
    <style:style style:name="T9" style:family="text">
      <style:text-properties fo:language="fr" fo:country="FR" officeooo:rsid="0009bedd"/>
    </style:style>
    <style:style style:name="T10" style:family="text">
      <style:text-properties fo:language="fr" fo:country="FR" officeooo:rsid="000b41bc"/>
    </style:style>
    <style:style style:name="T11" style:family="text">
      <style:text-properties fo:language="fr" fo:country="FR" fo:font-weight="normal" officeooo:rsid="000b41bc" style:font-weight-asian="normal" style:font-weight-complex="normal"/>
    </style:style>
    <style:style style:name="T12" style:family="text">
      <style:text-properties fo:language="fr" fo:country="FR" officeooo:rsid="00100e0c"/>
    </style:style>
    <style:style style:name="T13" style:family="text">
      <style:text-properties fo:language="fr" fo:country="FR" officeooo:rsid="0013df68"/>
    </style:style>
    <style:style style:name="T14" style:family="text">
      <style:text-properties officeooo:rsid="000b41bc"/>
    </style:style>
    <style:style style:name="T15" style:family="text">
      <style:text-properties fo:font-weight="normal" officeooo:rsid="000ce6a7" style:font-weight-asian="normal" style:font-weight-complex="normal"/>
    </style:style>
    <style:style style:name="T16" style:family="text">
      <style:text-properties officeooo:rsid="0013df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Cas n°1</text:span></text:span><text:span text:style-name="T1"> : </text:span><text:span text:style-name="T2">La liste des plats<text:line-break/><text:line-break/><text:line-break/></text:span></text:p>
      <text:p text:style-name="P1"><text:bookmark text:name="r-2111661"/><text:span text:style-name="Strong_20_Emphasis"><text:span text:style-name="T1">Nom :</text:span></text:span><text:span text:style-name="T1"> Consulter </text:span><text:span text:style-name="T2">liste plats</text:span><text:span text:style-name="T1"> (package « </text:span><text:span text:style-name="T12">Commander</text:span><text:span text:style-name="T1"> »)<text:line-break/></text:span><text:span text:style-name="Strong_20_Emphasis"><text:span text:style-name="T1">Acteur(s) :</text:span></text:span><text:span text:style-name="T1"> </text:span><text:span text:style-name="T13">Client</text:span><text:span text:style-name="T1"><text:line-break/></text:span><text:span text:style-name="Strong_20_Emphasis"><text:span text:style-name="T1">Description :</text:span></text:span><text:span text:style-name="T1"> La consultation du catalogue doit être possible pour un client ainsi que pour les </text:span><text:span text:style-name="T2">gérants</text:span><text:span text:style-name="T1"> de l’entreprise.<text:line-break/></text:span><text:span text:style-name="Strong_20_Emphasis"><text:span text:style-name="T1">Auteur :</text:span></text:span><text:span text:style-name="T1"> </text:span><text:span text:style-name="T2">Kirill PETROV</text:span><text:span text:style-name="T1"><text:line-break/></text:span><text:span text:style-name="Strong_20_Emphasis"><text:span text:style-name="T1">Date(s) :</text:span></text:span><text:span text:style-name="T1"> </text:span><text:span text:style-name="T12">13</text:span><text:span text:style-name="T2">/06/2020</text:span><text:span text:style-name="T1">(</text:span><text:span text:style-name="T12">2ème</text:span><text:span text:style-name="T1"> rédaction)</text:span></text:p>
      <text:p text:style-name="Text_20_body"><text:bookmark text:name="r-2130205"/><text:span text:style-name="Strong_20_Emphasis"><text:span text:style-name="T1">Pré-conditions :</text:span></text:span><text:span text:style-name="T1"> L’utilisateur doit être authentifié en tant que client <text:s/>(Cas d’utilisation « S’authentifier » – package « Authentification »)<text:line-break/></text:span><text:span text:style-name="Strong_20_Emphasis"><text:span text:style-name="T1">Démarrage :</text:span></text:span><text:span text:style-name="T1"> L’utilisateur a demandé la page « Consultation </text:span><text:span text:style-name="T2">des</text:span><text:span text:style-name="T1"> </text:span><text:span text:style-name="T2">plats</text:span><text:span text:style-name="T1"> »</text:span></text:p>
      <text:p text:style-name="P4"><text:line-break/></text:p>
      <text:p text:style-name="P3"><text:bookmark text:name="r-2111668"/><text:bookmark text:name="r-2111696"/><text:bookmark text:name="r-2111697"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<text:bookmark text:name="r-2111664"/><text:bookmark text:name="r-2111667"/><text:span text:style-name="Strong_20_Emphasis"><text:span text:style-name="T1">DESCRIPTION</text:span></text:span></text:p>
            <text:p text:style-name="P5"><text:bookmark text:name="r-2111665"/><text:span text:style-name="Strong_20_Emphasis"><text:span text:style-name="T1">Le scénario nominal :</text:span></text:span></text:p>
            <text:p text:style-name="P5"><text:bookmark text:name="r-2111666"/><text:span text:style-name="T1">1. Le système affiche une page contenant la liste de</text:span><text:span text:style-name="T3">s plats</text:span><text:span text:style-name="T1">.<text:line-break/>2. </text:span><text:span text:style-name="Emphasis"><text:span text:style-name="T1">L’utilisateur</text:span></text:span><text:span text:style-name="T1"> sélectionne un </text:span><text:span text:style-name="T3">des plats</text:span><text:span text:style-name="T1">.<text:line-break/>3. </text:span><text:span text:style-name="Strong_20_Emphasis"><text:span text:style-name="T1">Le système</text:span></text:span><text:span text:style-name="T1"> recherche les </text:span><text:span text:style-name="T3">plat </text:span><text:span text:style-name="T1"><text:line-break/>4. </text:span><text:span text:style-name="Strong_20_Emphasis"><text:span text:style-name="T1">Le système</text:span></text:span><text:span text:style-name="T1"> affiche une description et une photo pour chaque </text:span><text:span text:style-name="T3">plat</text:span><text:span text:style-name="T1">.<text:line-break/>5. </text:span><text:span text:style-name="Emphasis"><text:span text:style-name="T1">L’utilisateur</text:span></text:span><text:span text:style-name="T1"> peut sélectionner un </text:span><text:span text:style-name="T4">plat</text:span><text:span text:style-name="T1"> parmi ceux affichés.<text:line-break/>6. </text:span><text:span text:style-name="Strong_20_Emphasis"><text:span text:style-name="T1">Le système</text:span></text:span><text:span text:style-name="T1"> affiche les informations détaillées du </text:span><text:span text:style-name="T5">plat</text:span><text:span text:style-name="T1"> choisi.<text:line-break/>7. </text:span><text:span text:style-name="Emphasis"><text:span text:style-name="T1">L’utilisateur</text:span></text:span><text:span text:style-name="T1"> peut ensuite quitter cette description détaillée.<text:line-break/>8. </text:span><text:span text:style-name="Strong_20_Emphasis"><text:span text:style-name="T1">Le système</text:span></text:span><text:span text:style-name="T1"> retourne à l’affichage des </text:span><text:span text:style-name="T6">plats </text:span><text:span text:style-name="T1">(retour à l’étape 4)</text:span><text:bookmark text:name="r-2111671"/><text:bookmark text:name="r-2111672"/></text:p>
          </table:table-cell>
        </table:table-row>
        <table:table-row>
          <table:table-cell table:style-name="Tableau1.A1" office:value-type="string">
            <text:p text:style-name="P5"><text:bookmark text:name="r-2111669"/><text:span text:style-name="Strong_20_Emphasis"><text:span text:style-name="T1">Les scénarios alternatifs</text:span></text:span></text:p>
            <text:p text:style-name="P5"><text:bookmark text:name="r-2111670"/><text:span text:style-name="T1">2.a </text:span><text:span text:style-name="Emphasis"><text:span text:style-name="T1">L’utilisateur</text:span></text:span><text:span text:style-name="T1"> décide de quitter la consultation d</text:span><text:span text:style-name="T7">e plat</text:span><text:span text:style-name="T1"> choisie.<text:line-break/>2.b </text:span><text:span text:style-name="Emphasis"><text:span text:style-name="T1">L’utilisateur</text:span></text:span><text:span text:style-name="T1"> décide de quitter la consultation d</text:span><text:span text:style-name="T7">e liste des plats.</text:span><text:span text:style-name="T1"><text:line-break/>5.a L’utilisateur décider de quitter la consultation de </text:span><text:span text:style-name="T8">plat c</text:span><text:span text:style-name="T1">hoisie.<text:line-break/>5.b </text:span><text:span text:style-name="Emphasis"><text:span text:style-name="T1">L’utilisateur</text:span></text:span><text:span text:style-name="T1"> décide de quitter la consultation d</text:span><text:span text:style-name="T9">es plats</text:span><text:span text:style-name="T1">.<text:line-break/>7.a </text:span><text:span text:style-name="Emphasis"><text:span text:style-name="T1">L’utilisateur</text:span></text:span><text:span text:style-name="T1"> décide de quitter la consultation de </text:span><text:span text:style-name="T9">plat </text:span><text:span text:style-name="T1">choisie.<text:line-break/>7.b L’utilisateur décide de quitter la </text:span><text:span text:style-name="T9">liste </text:span><text:span text:style-name="T10">des plats</text:span><text:span text:style-name="T1">.</text:span><text:bookmark text:name="r-2111675"/><text:bookmark text:name="r-2111676"/></text:p>
          </table:table-cell>
        </table:table-row>
        <table:table-row>
          <table:table-cell table:style-name="Tableau1.A1" office:value-type="string">
            <text:p text:style-name="P5"><text:bookmark text:name="r-2111673"/><text:span text:style-name="Strong_20_Emphasis"><text:span text:style-name="T1">Fin : </text:span></text:span><text:span text:style-name="T1">Scénario nominal : aux étapes 2, 5 ou 7, sur décision de l’utilisateur</text:span><text:bookmark text:name="r-2111678"/><text:bookmark text:name="r-2111679"/></text:p>
          </table:table-cell>
        </table:table-row>
        <table:table-row>
          <table:table-cell table:style-name="Tableau1.A1" office:value-type="string">
            <text:p text:style-name="P5"><text:bookmark text:name="r-2111677"/><text:span text:style-name="Strong_20_Emphasis"><text:span text:style-name="T1">Post-conditions :</text:span></text:span><text:span text:style-name="T1">Aucun</text:span><text:bookmark text:name="r-2111683"/><text:bookmark text:name="r-2111684"/></text:p>
          </table:table-cell>
        </table:table-row>
        <table:table-row>
          <table:table-cell table:style-name="Tableau1.A1" office:value-type="string">
            <text:p text:style-name="P5"/>
            <text:p text:style-name="P5"><text:soft-page-break/><text:span text:style-name="Strong_20_Emphasis"><text:span text:style-name="T1">COMPLEMENTS</text:span></text:span></text:p>
            <text:p text:style-name="P5"><text:bookmark text:name="r-2111681"/><text:span text:style-name="Strong_20_Emphasis"><text:span text:style-name="T1">Ergonomie </text:span></text:span></text:p>
            <text:p text:style-name="P6"><text:bookmark text:name="r-2111682"/>L’affichage de<text:span text:style-name="T14">s plats devrait se faire sur 2 colonnes chacun </text:span></text:p>
          </table:table-cell>
        </table:table-row>
        <table:table-row>
          <table:table-cell table:style-name="Tableau1.A1" office:value-type="string">
            <text:p text:style-name="P5"><text:bookmark text:name="r-2111685"/><text:span text:style-name="Strong_20_Emphasis"><text:span text:style-name="T1">Performance attendue </text:span></text:span></text:p>
            <text:p text:style-name="P6"><text:bookmark text:name="r-2111686"/>La recherche des <text:span text:style-name="T14">plats</text:span>, doit se faire de façon à afficher la page des <text:span text:style-name="T14">plats</text:span> en moins de 10 secondes.<text:bookmark text:name="r-2111694"/><text:bookmark text:name="r-2111695"/></text:p>
          </table:table-cell>
        </table:table-row>
        <table:table-row>
          <table:table-cell table:style-name="Tableau1.A1" office:value-type="string">
            <text:p text:style-name="P5"><text:bookmark text:name="r-2111689"/><text:span text:style-name="Strong_20_Emphasis"><text:span text:style-name="T1">Problèmes non résolus </text:span></text:span></text:p>
            <text:p text:style-name="P8"><text:span text:style-name="Strong_20_Emphasis"><text:span text:style-name="T11">Est-ce-qu’on doit afficher les desserts <text:s/>dans la liste des plat où gérer les desserts séparément ?</text:span></text:span></text:p>
          </table:table-cell>
        </table:table-row>
      </table:table>
      <text:p text:style-name="P3"/>
      <text:p text:style-name="P7"><text:span text:style-name="Strong_20_Emphasis"><text:span text:style-name="T15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6-13T17:00:23.280000000</dc:date>
    <meta:editing-duration>PT56M50S</meta:editing-duration>
    <meta:editing-cycles>22</meta:editing-cycles>
    <meta:document-statistic meta:table-count="1" meta:image-count="0" meta:object-count="0" meta:page-count="2" meta:paragraph-count="18" meta:word-count="288" meta:character-count="1843" meta:non-whitespace-character-count="1560"/>
  </office:meta>
</office:document-meta>
</file>